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R_REPORTING</text:p>
          </table:table-cell>
          <table:table-cell table:style-name="ce1" office:value-type="string" calcext:value-type="string">
            <text:p>TOTAL_IN</text:p>
          </table:table-cell>
          <table:table-cell table:style-name="ce1" office:value-type="string" calcext:value-type="string">
            <text:p>TOTAL_IN_ICU</text:p>
          </table:table-cell>
          <table:table-cell table:style-name="ce1" office:value-type="string" calcext:value-type="string">
            <text:p>TOTAL_IN_RESP</text:p>
          </table:table-cell>
          <table:table-cell table:style-name="ce1" office:value-type="string" calcext:value-type="string">
            <text:p>TOTAL_IN_ECMO</text:p>
          </table:table-cell>
          <table:table-cell table:style-name="ce1" office:value-type="string" calcext:value-type="string">
            <text:p>NEW_IN</text:p>
          </table:table-cell>
          <table:table-cell table:style-name="ce1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66" calcext:value-type="float">
            <text:p>466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6" calcext:value-type="float">
            <text:p>52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94" calcext:value-type="float">
            <text:p>794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42" calcext:value-type="float">
            <text:p>642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93" calcext:value-type="float">
            <text:p>69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2" calcext:value-type="float">
            <text:p>66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9" calcext:value-type="float">
            <text:p>689</text:p>
          </table:table-cell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821" calcext:value-type="float">
            <text:p>821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pi_per_date" table:style-name="ta1">
        <table:table-column table:style-name="co2" table:default-cell-style-name="ce6"/>
        <table:table-column table:style-name="co2" table:default-cell-style-name="ce11"/>
        <table:table-column table:style-name="co2" table:number-columns-repeated="3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row table:style-name="ro2">
          <table:table-cell table:style-name="ce3"/>
          <table:table-cell table:style-name="ce8" office:value-type="string" calcext:value-type="string">
            <text:p>Data</text:p>
          </table:table-cell>
          <table:table-cell table:style-name="ce14" table:number-columns-repeated="5"/>
          <table:table-cell table:style-name="ce20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9" office:value-type="string" calcext:value-type="string">
            <text:p>Sum - NR_REPORTING</text:p>
          </table:table-cell>
          <table:table-cell table:style-name="ce15" office:value-type="string" calcext:value-type="string">
            <text:p>Sum - TOTAL_IN</text:p>
          </table:table-cell>
          <table:table-cell table:style-name="ce15" office:value-type="string" calcext:value-type="string">
            <text:p>Sum - TOTAL_IN_ICU</text:p>
          </table:table-cell>
          <table:table-cell table:style-name="ce15" office:value-type="string" calcext:value-type="string">
            <text:p>Sum - TOTAL_IN_RESP</text:p>
          </table:table-cell>
          <table:table-cell table:style-name="ce15" office:value-type="string" calcext:value-type="string">
            <text:p>Sum - TOTAL_IN_ECMO</text:p>
          </table:table-cell>
          <table:table-cell table:style-name="ce15" office:value-type="string" calcext:value-type="string">
            <text:p>Sum - NEW_OUT</text:p>
          </table:table-cell>
          <table:table-cell table:style-name="ce21" office:value-type="string" calcext:value-type="string">
            <text:p>Sum - NEW_IN</text:p>
          </table:table-cell>
        </table:table-row>
        <table:table-row table:style-name="ro2">
          <table:table-cell table:style-name="ce5" office:value-type="date" office:date-value="2020-03-15" calcext:value-type="date">
            <text:p>2020-03-15</text:p>
          </table:table-cell>
          <table:table-cell table:style-name="ce10" office:value-type="float" office:value="104" calcext:value-type="float">
            <text:p>10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05" calcext:value-type="float">
            <text:p>10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04" calcext:value-type="float">
            <text:p>104</text:p>
          </table:table-cell>
          <table:table-cell office:value-type="float" office:value="648" calcext:value-type="float">
            <text:p>648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6" calcext:value-type="float">
            <text:p>106</text:p>
          </table:table-cell>
          <table:table-cell office:value-type="float" office:value="841" calcext:value-type="float">
            <text:p>841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104" calcext:value-type="float">
            <text:p>104</text:p>
          </table:table-cell>
          <table:table-cell office:value-type="float" office:value="1087" calcext:value-type="float">
            <text:p>1087</text:p>
          </table:table-cell>
          <table:table-cell office:value-type="float" office:value="238" calcext:value-type="float">
            <text:p>238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106" calcext:value-type="float">
            <text:p>106</text:p>
          </table:table-cell>
          <table:table-cell office:value-type="float" office:value="1380" calcext:value-type="float">
            <text:p>1380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105" calcext:value-type="float">
            <text:p>105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106" calcext:value-type="float">
            <text:p>106</text:p>
          </table:table-cell>
          <table:table-cell office:value-type="float" office:value="1881" calcext:value-type="float">
            <text:p>1881</text:p>
          </table:table-cell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101" calcext:value-type="float">
            <text:p>101</text:p>
          </table:table-cell>
          <table:table-cell office:value-type="float" office:value="2152" calcext:value-type="float">
            <text:p>2152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104" calcext:value-type="float">
            <text:p>104</text:p>
          </table:table-cell>
          <table:table-cell office:value-type="float" office:value="2675" calcext:value-type="float">
            <text:p>2675</text:p>
          </table:table-cell>
          <table:table-cell office:value-type="float" office:value="612" calcext:value-type="float">
            <text:p>612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104" calcext:value-type="float">
            <text:p>104</text:p>
          </table:table-cell>
          <table:table-cell office:value-type="float" office:value="3042" calcext:value-type="float">
            <text:p>3042</text:p>
          </table:table-cell>
          <table:table-cell office:value-type="float" office:value="690" calcext:value-type="float">
            <text:p>690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105" calcext:value-type="float">
            <text:p>105</text:p>
          </table:table-cell>
          <table:table-cell office:value-type="float" office:value="3717" calcext:value-type="float">
            <text:p>3717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105" calcext:value-type="float">
            <text:p>105</text:p>
          </table:table-cell>
          <table:table-cell office:value-type="float" office:value="4138" calcext:value-type="float">
            <text:p>4138</text:p>
          </table:table-cell>
          <table:table-cell office:value-type="float" office:value="867" calcext:value-type="float">
            <text:p>867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104" calcext:value-type="float">
            <text:p>104</text:p>
          </table:table-cell>
          <table:table-cell office:value-type="float" office:value="4569" calcext:value-type="float">
            <text:p>4569</text:p>
          </table:table-cell>
          <table:table-cell office:value-type="float" office:value="942" calcext:value-type="float">
            <text:p>942</text:p>
          </table:table-cell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104" calcext:value-type="float">
            <text:p>104</text:p>
          </table:table-cell>
          <table:table-cell office:value-type="float" office:value="4920" calcext:value-type="float">
            <text:p>4920</text:p>
          </table:table-cell>
          <table:table-cell office:value-type="float" office:value="1021" calcext:value-type="float">
            <text:p>1021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105" calcext:value-type="float">
            <text:p>105</text:p>
          </table:table-cell>
          <table:table-cell office:value-type="float" office:value="4995" calcext:value-type="float">
            <text:p>4995</text:p>
          </table:table-cell>
          <table:table-cell office:value-type="float" office:value="1088" calcext:value-type="float">
            <text:p>1088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436" calcext:value-type="float">
            <text:p>43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105" calcext:value-type="float">
            <text:p>105</text:p>
          </table:table-cell>
          <table:table-cell office:value-type="float" office:value="5376" calcext:value-type="float">
            <text:p>5376</text:p>
          </table:table-cell>
          <table:table-cell office:value-type="float" office:value="1144" calcext:value-type="float">
            <text:p>1144</text:p>
          </table:table-cell>
          <table:table-cell office:value-type="float" office:value="906" calcext:value-type="float">
            <text:p>906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104" calcext:value-type="float">
            <text:p>104</text:p>
          </table:table-cell>
          <table:table-cell office:value-type="float" office:value="5552" calcext:value-type="float">
            <text:p>5552</text:p>
          </table:table-cell>
          <table:table-cell office:value-type="float" office:value="1205" calcext:value-type="float">
            <text:p>1205</text:p>
          </table:table-cell>
          <table:table-cell office:value-type="float" office:value="916" calcext:value-type="float">
            <text:p>916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105" calcext:value-type="float">
            <text:p>105</text:p>
          </table:table-cell>
          <table:table-cell office:value-type="float" office:value="5699" calcext:value-type="float">
            <text:p>5699</text:p>
          </table:table-cell>
          <table:table-cell office:value-type="float" office:value="1245" calcext:value-type="float">
            <text:p>1245</text:p>
          </table:table-cell>
          <table:table-cell office:value-type="float" office:value="985" calcext:value-type="float">
            <text:p>985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style-name="ce12" office:value-type="float" office:value="105" calcext:value-type="float">
            <text:p>105</text:p>
          </table:table-cell>
          <table:table-cell table:style-name="ce18" office:value-type="float" office:value="5735" calcext:value-type="float">
            <text:p>5735</text:p>
          </table:table-cell>
          <table:table-cell table:style-name="ce18" office:value-type="float" office:value="1261" calcext:value-type="float">
            <text:p>1261</text:p>
          </table:table-cell>
          <table:table-cell table:style-name="ce18" office:value-type="float" office:value="995" calcext:value-type="float">
            <text:p>995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504" calcext:value-type="float">
            <text:p>504</text:p>
          </table:table-cell>
          <table:table-cell table:style-name="ce24" office:value-type="float" office:value="499" calcext:value-type="float">
            <text:p>499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3" office:value-type="float" office:value="2195" calcext:value-type="float">
            <text:p>2195</text:p>
          </table:table-cell>
          <table:table-cell table:style-name="ce19" office:value-type="float" office:value="61178" calcext:value-type="float">
            <text:p>61178</text:p>
          </table:table-cell>
          <table:table-cell table:style-name="ce19" office:value-type="float" office:value="13102" calcext:value-type="float">
            <text:p>13102</text:p>
          </table:table-cell>
          <table:table-cell table:style-name="ce19" office:value-type="float" office:value="9852" calcext:value-type="float">
            <text:p>9852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3751" calcext:value-type="float">
            <text:p>3751</text:p>
          </table:table-cell>
          <table:table-cell table:style-name="ce25" office:value-type="float" office:value="8271" calcext:value-type="float">
            <text:p>8271</text:p>
          </table:table-cell>
        </table:table-row>
      </table:table>
      <table:named-expressions/>
      <table:data-pilot-tables>
        <table:data-pilot-table table:name="DataPilot1" table:application-data="" table:target-range-address="hospi_per_date.A1:hospi_per_date.H24" table:buttons="hospi_per_date.A2 hospi_per_date.B1" table:show-filter-button="false" table:drill-down-on-double-click="false">
          <table:source-cell-range table:cell-range-address="RAW.A1:RAW.J2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PORTING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205" table:display="true" table:show-details="true"/>
                <table:data-pilot-member table:name="211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5" table:display="true" table:show-details="true"/>
                <table:data-pilot-member table:name="248" table:display="true" table:show-details="true"/>
                <table:data-pilot-member table:name="258" table:display="true" table:show-details="true"/>
                <table:data-pilot-member table:name="26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72" table:display="true" table:show-details="true"/>
                <table:data-pilot-member table:name="283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6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8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93" table:display="true" table:show-details="true"/>
                <table:data-pilot-member table:name="39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4" table:display="true" table:show-details="true"/>
                <table:data-pilot-member table:name="451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66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95" table:display="true" table:show-details="true"/>
                <table:data-pilot-member table:name="500" table:display="true" table:show-details="true"/>
                <table:data-pilot-member table:name="503" table:display="true" table:show-details="true"/>
                <table:data-pilot-member table:name="506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22" table:display="true" table:show-details="true"/>
                <table:data-pilot-member table:name="526" table:display="true" table:show-details="true"/>
                <table:data-pilot-member table:name="534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62" table:display="true" table:show-details="true"/>
                <table:data-pilot-member table:name="570" table:display="true" table:show-details="true"/>
                <table:data-pilot-member table:name="574" table:display="true" table:show-details="true"/>
                <table:data-pilot-member table:name="581" table:display="true" table:show-details="true"/>
                <table:data-pilot-member table:name="591" table:display="true" table:show-details="true"/>
                <table:data-pilot-member table:name="602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7" table:display="true" table:show-details="true"/>
                <table:data-pilot-member table:name="630" table:display="true" table:show-details="true"/>
                <table:data-pilot-member table:name="634" table:display="true" table:show-details="true"/>
                <table:data-pilot-member table:name="637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56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7" table:display="true" table:show-details="true"/>
                <table:data-pilot-member table:name="689" table:display="true" table:show-details="true"/>
                <table:data-pilot-member table:name="693" table:display="true" table:show-details="true"/>
                <table:data-pilot-member table:name="725" table:display="true" table:show-details="true"/>
                <table:data-pilot-member table:name="759" table:display="true" table:show-details="true"/>
                <table:data-pilot-member table:name="77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794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43" table:display="true" table:show-details="true"/>
                <table:data-pilot-member table:name="851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88" table:display="true" table:show-details="true"/>
                <table:data-pilot-member table:name="902" table:display="true" table:show-details="true"/>
                <table:data-pilot-member table:name="914" table:display="true" table:show-details="true"/>
                <table:data-pilot-member table:name="9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ICU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202" table:display="true" table:show-details="true"/>
                <table:data-pilot-member table:name="211" table:display="true" table:show-details="true"/>
                <table:data-pilot-member table:name="214" table:display="true" table:show-details="true"/>
                <table:data-pilot-member table:name="2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RES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20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58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75" table:display="true" table:show-details="true"/>
                <table:data-pilot-member table:name="19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ECM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1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4-05T13:34:38.868000000</dc:date>
    <meta:editing-duration>PT2M45S</meta:editing-duration>
    <meta:editing-cycles>2</meta:editing-cycles>
    <meta:generator>LibreOffice/6.4.2.2$Windows_X86_64 LibreOffice_project/4e471d8c02c9c90f512f7f9ead8875b57fcb1ec3</meta:generator>
    <meta:document-statistic meta:table-count="2" meta:cell-count="2505" meta:object-count="0"/>
  </office:meta>
</office:document-meta>
</file>